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pt" svg:height="432.2pt" svg:x="849.94pt" svg:y="45.92pt">
            <loext:p draw:notify-on-update-of-ranges="Sheet1.A3:Sheet1.A13 Sheet1.C3:Sheet1.C3 Sheet1.M3:Sheet1.M13 Sheet1.A14:Sheet1.A24 Sheet1.C14:Sheet1.C14 Sheet1.M14:Sheet1.M24 Sheet1.A25:Sheet1.A35 Sheet1.C25:Sheet1.C25 Sheet1.M25:Sheet1.M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3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2"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2908" calcext:value-type="float">
            <text:p>3529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478.14" calcext:value-type="float">
            <text:p>11478.14</text:p>
          </table:table-cell>
          <table:table-cell table:number-columns-repeated="2"/>
          <table:table-cell table:formula="of:=([.J3]/[.D3])*100-100" office:value-type="float" office:value="-96.7475546034661" calcext:value-type="float">
            <text:p>-96.7475546035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5731" calcext:value-type="float">
            <text:p>1757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20" calcext:value-type="float">
            <text:p>11420</text:p>
          </table:table-cell>
          <table:table-cell table:number-columns-repeated="2"/>
          <table:table-cell table:formula="of:=([.J4]/[.D4])*100-100" office:value-type="float" office:value="-93.5014311646778" calcext:value-type="float">
            <text:p>-93.5014311647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5573" calcext:value-type="float">
            <text:p>955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940.02" calcext:value-type="float">
            <text:p>9940.02</text:p>
          </table:table-cell>
          <table:table-cell table:number-columns-repeated="2"/>
          <table:table-cell table:formula="of:=([.J5]/[.D5])*100-100" office:value-type="float" office:value="-89.5995521747774" calcext:value-type="float">
            <text:p>-89.5995521748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846" calcext:value-type="float">
            <text:p>518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420.27" calcext:value-type="float">
            <text:p>9420.27</text:p>
          </table:table-cell>
          <table:table-cell table:number-columns-repeated="2"/>
          <table:table-cell table:formula="of:=([.J6]/[.D6])*100-100" office:value-type="float" office:value="-81.8302858465455" calcext:value-type="float">
            <text:p>-81.8302858465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053" calcext:value-type="float">
            <text:p>250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268" calcext:value-type="float">
            <text:p>8268</text:p>
          </table:table-cell>
          <table:table-cell table:number-columns-repeated="2"/>
          <table:table-cell table:formula="of:=([.J7]/[.D7])*100-100" office:value-type="float" office:value="-66.9979643156508" calcext:value-type="float">
            <text:p>-66.9979643157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333" calcext:value-type="float">
            <text:p>1233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182" calcext:value-type="float">
            <text:p>7182</text:p>
          </table:table-cell>
          <table:table-cell table:number-columns-repeated="2"/>
          <table:table-cell table:formula="of:=([.J8]/[.D8])*100-100" office:value-type="float" office:value="-41.7659936755048" calcext:value-type="float">
            <text:p>-41.7659936755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318" calcext:value-type="float">
            <text:p>631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306" calcext:value-type="float">
            <text:p>5306</text:p>
          </table:table-cell>
          <table:table-cell table:number-columns-repeated="2"/>
          <table:table-cell table:formula="of:=([.J9]/[.D9])*100-100" office:value-type="float" office:value="-16.0177271288382" calcext:value-type="float">
            <text:p>-16.0177271288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196" calcext:value-type="float">
            <text:p>319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637.92" calcext:value-type="float">
            <text:p>3637.92</text:p>
          </table:table-cell>
          <table:table-cell table:number-columns-repeated="2"/>
          <table:table-cell table:formula="of:=([.J10]/[.D10])*100-100" office:value-type="float" office:value="13.8272841051314" calcext:value-type="float">
            <text:p>13.8272841051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table:formula="of:=([.J11]/[.D11])*100-100" office:value-type="float" office:value="38.4518565135305" calcext:value-type="float">
            <text:p>38.4518565135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276" calcext:value-type="float">
            <text:p>1276</text:p>
          </table:table-cell>
          <table:table-cell table:number-columns-repeated="2"/>
          <table:table-cell table:formula="of:=([.J12]/[.D12])*100-100" office:value-type="float" office:value="63.5897435897436" calcext:value-type="float">
            <text:p>63.5897435897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table:formula="of:=([.J13]/[.D13])*100-100" office:value-type="float" office:value="72.3785166240409" calcext:value-type="float">
            <text:p>72.378516624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4412" calcext:value-type="float">
            <text:p>444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688.22" calcext:value-type="float">
            <text:p>8688.22</text:p>
          </table:table-cell>
          <table:table-cell table:number-columns-repeated="2"/>
          <table:table-cell table:formula="of:=([.J14]/[.D14])*100-100" office:value-type="float" office:value="-80.4372241736468" calcext:value-type="float">
            <text:p>-80.4372241736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3302" calcext:value-type="float">
            <text:p>233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352" calcext:value-type="float">
            <text:p>8352</text:p>
          </table:table-cell>
          <table:table-cell table:number-columns-repeated="2"/>
          <table:table-cell table:formula="of:=([.J15]/[.D15])*100-100" office:value-type="float" office:value="-64.1575830400824" calcext:value-type="float">
            <text:p>-64.1575830401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725" calcext:value-type="float">
            <text:p>127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120" calcext:value-type="float">
            <text:p>7120</text:p>
          </table:table-cell>
          <table:table-cell table:number-columns-repeated="2"/>
          <table:table-cell table:formula="of:=([.J16]/[.D16])*100-100" office:value-type="float" office:value="-44.0471512770138" calcext:value-type="float">
            <text:p>-44.047151277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745" calcext:value-type="float">
            <text:p>67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222" calcext:value-type="float">
            <text:p>5222</text:p>
          </table:table-cell>
          <table:table-cell table:number-columns-repeated="2"/>
          <table:table-cell table:formula="of:=([.J17]/[.D17])*100-100" office:value-type="float" office:value="-22.5796886582654" calcext:value-type="float">
            <text:p>-22.5796886583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297" calcext:value-type="float">
            <text:p>32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684.01" calcext:value-type="float">
            <text:p>3684.01</text:p>
          </table:table-cell>
          <table:table-cell table:number-columns-repeated="2"/>
          <table:table-cell table:formula="of:=([.J18]/[.D18])*100-100" office:value-type="float" office:value="11.7382468911131" calcext:value-type="float">
            <text:p>11.7382468911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356.01" calcext:value-type="float">
            <text:p>2356.01</text:p>
          </table:table-cell>
          <table:table-cell table:number-columns-repeated="2"/>
          <table:table-cell table:formula="of:=([.J19]/[.D19])*100-100" office:value-type="float" office:value="45.0745073891626" calcext:value-type="float">
            <text:p>45.0745073892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([.J20]/[.D20])*100-100" office:value-type="float" office:value="58.8235294117647" calcext:value-type="float">
            <text:p>58.8235294118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702.01" calcext:value-type="float">
            <text:p>702.01</text:p>
          </table:table-cell>
          <table:table-cell table:number-columns-repeated="2"/>
          <table:table-cell table:formula="of:=([.J21]/[.D21])*100-100" office:value-type="float" office:value="71.2219512195122" calcext:value-type="float">
            <text:p>71.2219512195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table:formula="of:=([.J22]/[.D22])*100-100" office:value-type="float" office:value="77.5609756097561" calcext:value-type="float">
            <text:p>77.5609756098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([.J23]/[.D23])*100-100" office:value-type="float" office:value="76.4705882352941" calcext:value-type="float">
            <text:p>76.4705882353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([.J24]/[.D24])*100-100" office:value-type="float" office:value="92.3076923076923" calcext:value-type="float">
            <text:p>92.3076923077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690" calcext:value-type="float">
            <text:p>46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632" calcext:value-type="float">
            <text:p>4632</text:p>
          </table:table-cell>
          <table:table-cell table:number-columns-repeated="2"/>
          <table:table-cell table:formula="of:=([.J25]/[.D25])*100-100" office:value-type="float" office:value="-1.23667377398721" calcext:value-type="float">
            <text:p>-1.236673774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2484" calcext:value-type="float">
            <text:p>24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3116" calcext:value-type="float">
            <text:p>3116</text:p>
          </table:table-cell>
          <table:table-cell table:number-columns-repeated="2"/>
          <table:table-cell table:formula="of:=([.J26]/[.D26])*100-100" office:value-type="float" office:value="25.4428341384863" calcext:value-type="float">
            <text:p>25.4428341385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table:formula="of:=([.J27]/[.D27])*100-100" office:value-type="float" office:value="46.6176470588235" calcext:value-type="float">
            <text:p>46.6176470588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1186" calcext:value-type="float">
            <text:p>1186</text:p>
          </table:table-cell>
          <table:table-cell table:number-columns-repeated="2"/>
          <table:table-cell table:formula="of:=([.J28]/[.D28])*100-100" office:value-type="float" office:value="63.3608815426997" calcext:value-type="float">
            <text:p>63.3608815427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table:formula="of:=([.J29]/[.D29])*100-100" office:value-type="float" office:value="57.0621468926554" calcext:value-type="float">
            <text:p>57.0621468927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table:formula="of:=([.J30]/[.D30])*100-100" office:value-type="float" office:value="82.7586206896552" calcext:value-type="float">
            <text:p>82.7586206897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([.J31]/[.D31])*100-100" office:value-type="float" office:value="81.8181818181818" calcext:value-type="float">
            <text:p>81.8181818182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86.04" calcext:value-type="float">
            <text:p>86.04</text:p>
          </table:table-cell>
          <table:table-cell table:number-columns-repeated="2"/>
          <table:table-cell table:formula="of:=([.J32]/[.D32])*100-100" office:value-type="float" office:value="95.5454545454546" calcext:value-type="float">
            <text:p>95.5454545455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43.94" calcext:value-type="float">
            <text:p>43.94</text:p>
          </table:table-cell>
          <table:table-cell table:number-columns-repeated="2"/>
          <table:table-cell table:formula="of:=([.J33]/[.D33])*100-100" office:value-type="float" office:value="99.7272727272727" calcext:value-type="float">
            <text:p>99.7272727273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22.02" calcext:value-type="float">
            <text:p>22.02</text:p>
          </table:table-cell>
          <table:table-cell table:number-columns-repeated="2"/>
          <table:table-cell table:formula="of:=([.J34]/[.D34])*100-100" office:value-type="float" office:value="100.181818181818" calcext:value-type="float">
            <text:p>100.1818181818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J35]/[.D35])*100-100" office:value-type="float" office:value="100" calcext:value-type="float">
            <text:p>100</text:p>
          </table:table-cell>
        </table:table-row>
      </table:table>
      <table:table table:name="Sheet2" table:style-name="ta1">
        <table:shapes>
          <draw:frame draw:z-index="0" draw:style-name="gr1" draw:text-style-name="P1" svg:width="551pt" svg:height="432.2pt" svg:x="849.94pt" svg:y="45.92pt">
            <loext:p draw:notify-on-update-of-ranges="Sheet2.A3:Sheet2.A13 Sheet2.C3:Sheet2.C3 Sheet2.M3:Sheet2.M13 Sheet2.A14:Sheet2.A24 Sheet2.C14:Sheet2.C14 Sheet2.M14:Sheet2.M24 Sheet2.A25:Sheet2.A35 Sheet2.C25:Sheet2.C25 Sheet2.M25:Sheet2.M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3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2"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2908" calcext:value-type="float">
            <text:p>3529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457.9" calcext:value-type="float">
            <text:p>43457.9</text:p>
          </table:table-cell>
          <table:table-cell table:number-columns-repeated="2"/>
          <table:table-cell table:formula="of:=([.J3]/[.D3])*100-100" office:value-type="float" office:value="-87.6857707957881" calcext:value-type="float">
            <text:p>-87.6857707958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5731" calcext:value-type="float">
            <text:p>1757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632.11" calcext:value-type="float">
            <text:p>41632.11</text:p>
          </table:table-cell>
          <table:table-cell table:number-columns-repeated="2"/>
          <table:table-cell table:formula="of:=([.J4]/[.D4])*100-100" office:value-type="float" office:value="-76.3091827850522" calcext:value-type="float">
            <text:p>-76.3091827851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5573" calcext:value-type="float">
            <text:p>9557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896.21" calcext:value-type="float">
            <text:p>39896.21</text:p>
          </table:table-cell>
          <table:table-cell table:number-columns-repeated="2"/>
          <table:table-cell table:formula="of:=([.J5]/[.D5])*100-100" office:value-type="float" office:value="-58.2557730739853" calcext:value-type="float">
            <text:p>-58.255773074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1846" calcext:value-type="float">
            <text:p>518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508.24" calcext:value-type="float">
            <text:p>34508.24</text:p>
          </table:table-cell>
          <table:table-cell table:number-columns-repeated="2"/>
          <table:table-cell table:formula="of:=([.J6]/[.D6])*100-100" office:value-type="float" office:value="-33.440882613895" calcext:value-type="float">
            <text:p>-33.4408826139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053" calcext:value-type="float">
            <text:p>250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843.69" calcext:value-type="float">
            <text:p>25843.69</text:p>
          </table:table-cell>
          <table:table-cell table:number-columns-repeated="2"/>
          <table:table-cell table:formula="of:=([.J7]/[.D7])*100-100" office:value-type="float" office:value="3.15606913343711" calcext:value-type="float">
            <text:p>3.1560691334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333" calcext:value-type="float">
            <text:p>1233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2092.28" calcext:value-type="float">
            <text:p>22092.28</text:p>
          </table:table-cell>
          <table:table-cell table:number-columns-repeated="2"/>
          <table:table-cell table:formula="of:=([.J8]/[.D8])*100-100" office:value-type="float" office:value="79.1314359847563" calcext:value-type="float">
            <text:p>79.1314359848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318" calcext:value-type="float">
            <text:p>631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4915.91" calcext:value-type="float">
            <text:p>14915.91</text:p>
          </table:table-cell>
          <table:table-cell table:number-columns-repeated="2"/>
          <table:table-cell table:formula="of:=([.J9]/[.D9])*100-100" office:value-type="float" office:value="136.085944919278" calcext:value-type="float">
            <text:p>136.0859449193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196" calcext:value-type="float">
            <text:p>319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9639.93" calcext:value-type="float">
            <text:p>9639.93</text:p>
          </table:table-cell>
          <table:table-cell table:number-columns-repeated="2"/>
          <table:table-cell table:formula="of:=([.J10]/[.D10])*100-100" office:value-type="float" office:value="201.624843554443" calcext:value-type="float">
            <text:p>201.6248435544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5231.21" calcext:value-type="float">
            <text:p>5231.21</text:p>
          </table:table-cell>
          <table:table-cell table:number-columns-repeated="2"/>
          <table:table-cell table:formula="of:=([.J11]/[.D11])*100-100" office:value-type="float" office:value="229.213971050975" calcext:value-type="float">
            <text:p>229.213971051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2495.71" calcext:value-type="float">
            <text:p>2495.71</text:p>
          </table:table-cell>
          <table:table-cell table:number-columns-repeated="2"/>
          <table:table-cell table:formula="of:=([.J12]/[.D12])*100-100" office:value-type="float" office:value="219.962820512821" calcext:value-type="float">
            <text:p>219.9628205128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1218.08" calcext:value-type="float">
            <text:p>1218.08</text:p>
          </table:table-cell>
          <table:table-cell table:number-columns-repeated="2"/>
          <table:table-cell table:formula="of:=([.J13]/[.D13])*100-100" office:value-type="float" office:value="211.529411764706" calcext:value-type="float">
            <text:p>211.5294117647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4412" calcext:value-type="float">
            <text:p>444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2391.31" calcext:value-type="float">
            <text:p>32391.31</text:p>
          </table:table-cell>
          <table:table-cell table:number-columns-repeated="2"/>
          <table:table-cell table:formula="of:=([.J14]/[.D14])*100-100" office:value-type="float" office:value="-27.0663109069621" calcext:value-type="float">
            <text:p>-27.066310907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3302" calcext:value-type="float">
            <text:p>2330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4494.23" calcext:value-type="float">
            <text:p>24494.23</text:p>
          </table:table-cell>
          <table:table-cell table:number-columns-repeated="2"/>
          <table:table-cell table:formula="of:=([.J15]/[.D15])*100-100" office:value-type="float" office:value="5.11642777443997" calcext:value-type="float">
            <text:p>5.1164277744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725" calcext:value-type="float">
            <text:p>127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1254.34" calcext:value-type="float">
            <text:p>21254.34</text:p>
          </table:table-cell>
          <table:table-cell table:number-columns-repeated="2"/>
          <table:table-cell table:formula="of:=([.J16]/[.D16])*100-100" office:value-type="float" office:value="67.0282121807466" calcext:value-type="float">
            <text:p>67.0282121807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745" calcext:value-type="float">
            <text:p>67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5162.72" calcext:value-type="float">
            <text:p>15162.72</text:p>
          </table:table-cell>
          <table:table-cell table:number-columns-repeated="2"/>
          <table:table-cell table:formula="of:=([.J17]/[.D17])*100-100" office:value-type="float" office:value="124.799406968125" calcext:value-type="float">
            <text:p>124.7994069681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297" calcext:value-type="float">
            <text:p>32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9399.2" calcext:value-type="float">
            <text:p>9399.2</text:p>
          </table:table-cell>
          <table:table-cell table:number-columns-repeated="2"/>
          <table:table-cell table:formula="of:=([.J18]/[.D18])*100-100" office:value-type="float" office:value="185.083409159842" calcext:value-type="float">
            <text:p>185.0834091598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5128.5" calcext:value-type="float">
            <text:p>5128.5</text:p>
          </table:table-cell>
          <table:table-cell table:number-columns-repeated="2"/>
          <table:table-cell table:formula="of:=([.J19]/[.D19])*100-100" office:value-type="float" office:value="215.794334975369" calcext:value-type="float">
            <text:p>215.7943349754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2516.83" calcext:value-type="float">
            <text:p>2516.83</text:p>
          </table:table-cell>
          <table:table-cell table:number-columns-repeated="2"/>
          <table:table-cell table:formula="of:=([.J20]/[.D20])*100-100" office:value-type="float" office:value="208.435049019608" calcext:value-type="float">
            <text:p>208.4350490196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1256.91" calcext:value-type="float">
            <text:p>1256.91</text:p>
          </table:table-cell>
          <table:table-cell table:number-columns-repeated="2"/>
          <table:table-cell table:formula="of:=([.J21]/[.D21])*100-100" office:value-type="float" office:value="206.563414634146" calcext:value-type="float">
            <text:p>206.5634146341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639.27" calcext:value-type="float">
            <text:p>639.27</text:p>
          </table:table-cell>
          <table:table-cell table:number-columns-repeated="2"/>
          <table:table-cell table:formula="of:=([.J22]/[.D22])*100-100" office:value-type="float" office:value="211.839024390244" calcext:value-type="float">
            <text:p>211.8390243902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336.14" calcext:value-type="float">
            <text:p>336.14</text:p>
          </table:table-cell>
          <table:table-cell table:number-columns-repeated="2"/>
          <table:table-cell table:formula="of:=([.J23]/[.D23])*100-100" office:value-type="float" office:value="229.549019607843" calcext:value-type="float">
            <text:p>229.5490196078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188.09" calcext:value-type="float">
            <text:p>188.09</text:p>
          </table:table-cell>
          <table:table-cell table:number-columns-repeated="2"/>
          <table:table-cell table:formula="of:=([.J24]/[.D24])*100-100" office:value-type="float" office:value="261.711538461538" calcext:value-type="float">
            <text:p>261.7115384615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690" calcext:value-type="float">
            <text:p>46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2206.5" calcext:value-type="float">
            <text:p>12206.5</text:p>
          </table:table-cell>
          <table:table-cell table:number-columns-repeated="2"/>
          <table:table-cell table:formula="of:=([.J25]/[.D25])*100-100" office:value-type="float" office:value="160.266524520256" calcext:value-type="float">
            <text:p>160.2665245203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2484" calcext:value-type="float">
            <text:p>24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6799.26" calcext:value-type="float">
            <text:p>6799.26</text:p>
          </table:table-cell>
          <table:table-cell table:number-columns-repeated="2"/>
          <table:table-cell table:formula="of:=([.J26]/[.D26])*100-100" office:value-type="float" office:value="173.722222222222" calcext:value-type="float">
            <text:p>173.7222222222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922.54" calcext:value-type="float">
            <text:p>3922.54</text:p>
          </table:table-cell>
          <table:table-cell table:number-columns-repeated="2"/>
          <table:table-cell table:formula="of:=([.J27]/[.D27])*100-100" office:value-type="float" office:value="188.422058823529" calcext:value-type="float">
            <text:p>188.4220588235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2077.62" calcext:value-type="float">
            <text:p>2077.62</text:p>
          </table:table-cell>
          <table:table-cell table:number-columns-repeated="2"/>
          <table:table-cell table:formula="of:=([.J28]/[.D28])*100-100" office:value-type="float" office:value="186.173553719008" calcext:value-type="float">
            <text:p>186.173553719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1002.73" calcext:value-type="float">
            <text:p>1002.73</text:p>
          </table:table-cell>
          <table:table-cell table:number-columns-repeated="2"/>
          <table:table-cell table:formula="of:=([.J29]/[.D29])*100-100" office:value-type="float" office:value="183.257062146893" calcext:value-type="float">
            <text:p>183.2570621469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502.93" calcext:value-type="float">
            <text:p>502.93</text:p>
          </table:table-cell>
          <table:table-cell table:number-columns-repeated="2"/>
          <table:table-cell table:formula="of:=([.J30]/[.D30])*100-100" office:value-type="float" office:value="189.040229885058" calcext:value-type="float">
            <text:p>189.0402298851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271.23" calcext:value-type="float">
            <text:p>271.23</text:p>
          </table:table-cell>
          <table:table-cell table:number-columns-repeated="2"/>
          <table:table-cell table:formula="of:=([.J31]/[.D31])*100-100" office:value-type="float" office:value="208.215909090909" calcext:value-type="float">
            <text:p>208.2159090909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150.71" calcext:value-type="float">
            <text:p>150.71</text:p>
          </table:table-cell>
          <table:table-cell table:number-columns-repeated="2"/>
          <table:table-cell table:formula="of:=([.J32]/[.D32])*100-100" office:value-type="float" office:value="242.522727272727" calcext:value-type="float">
            <text:p>242.5227272727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84.22" calcext:value-type="float">
            <text:p>84.22</text:p>
          </table:table-cell>
          <table:table-cell table:number-columns-repeated="2"/>
          <table:table-cell table:formula="of:=([.J33]/[.D33])*100-100" office:value-type="float" office:value="282.818181818182" calcext:value-type="float">
            <text:p>282.8181818182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71.54" calcext:value-type="float">
            <text:p>71.54</text:p>
          </table:table-cell>
          <table:table-cell table:number-columns-repeated="2"/>
          <table:table-cell table:formula="of:=([.J34]/[.D34])*100-100" office:value-type="float" office:value="550.363636363636" calcext:value-type="float">
            <text:p>550.3636363636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42.92" calcext:value-type="float">
            <text:p>42.92</text:p>
          </table:table-cell>
          <table:table-cell table:number-columns-repeated="2"/>
          <table:table-cell table:formula="of:=([.J35]/[.D35])*100-100" office:value-type="float" office:value="615.333333333333" calcext:value-type="float">
            <text:p>615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9">00/00/0000</text:date>, <text:time style:data-style-name="N2" text:time-value="21:18:13.825846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7-19T23:43:17.523535868</dc:date>
    <meta:editing-duration>PT12H17M46S</meta:editing-duration>
    <meta:editing-cycles>38</meta:editing-cycles>
    <meta:generator>LibreOffice/5.1.6.2$Linux_x86 LibreOffice_project/10m0$Build-2</meta:generator>
    <dc:creator>Pascal Baillehache</dc:creator>
    <meta:document-statistic meta:table-count="2" meta:cell-count="5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8.035cm" svg:y="0.44cm" chart:style-name="ch2">
          <text:p>2 local squidlets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1.A3:Sheet1.A13 Sheet1.C3:Sheet1.C3 Sheet1.M3:Sheet1.M35 Sheet1.C14:Sheet1.C14 Sheet1.C25:Sheet1.C25" chart:data-source-has-labels="row" svg:x="0.388cm" svg:y="2.51cm" svg:width="18.663cm" svg:height="11.651cm">
          <chartooo:coordinate-region svg:x="1.3cm" svg:y="2.71cm" svg:width="17.751cm" svg:height="10.80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M3:Sheet1.M13" chart:label-cell-address="Sheet1.C3:Sheet1.C3" chart:class="chart:scatter">
            <chart:domain table:cell-range-address="Sheet1.A3:Sheet1.A13"/>
            <chart:data-point chart:repeated="11"/>
          </chart:series>
          <chart:series chart:style-name="ch10" chart:values-cell-range-address="Sheet1.M14:Sheet1.M24" chart:label-cell-address="Sheet1.C14:Sheet1.C14" chart:class="chart:scatter">
            <chart:domain table:cell-range-address="Sheet1.A14:Sheet1.A24"/>
            <chart:data-point chart:repeated="11"/>
          </chart:series>
          <chart:series chart:style-name="ch11" chart:values-cell-range-address="Sheet1.M25:Sheet1.M35" chart:label-cell-address="Sheet1.C25:Sheet1.C25" chart:class="chart:scatter">
            <chart:domain table:cell-range-address="Sheet1.A25:Sheet1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1.C3:Sheet1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1.C14:Sheet1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-96.7475546034661">
                <text:p>-96.7475546034661</text:p>
                <draw:g>
                  <svg:desc>Sheet1.M3:Sheet1.M13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-80.4372241736468">
                <text:p>-80.4372241736468</text:p>
                <draw:g>
                  <svg:desc>Sheet1.M14:Sheet1.M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-1.23667377398721">
                <text:p>-1.23667377398721</text:p>
                <draw:g>
                  <svg:desc>Sheet1.M25:Sheet1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3.5014311646778">
                <text:p>-93.5014311646778</text:p>
              </table:table-cell>
              <table:table-cell office:value-type="float" office:value="2">
                <text:p>2</text:p>
              </table:table-cell>
              <table:table-cell office:value-type="float" office:value="-64.1575830400824">
                <text:p>-64.1575830400824</text:p>
              </table:table-cell>
              <table:table-cell office:value-type="float" office:value="2">
                <text:p>2</text:p>
              </table:table-cell>
              <table:table-cell office:value-type="float" office:value="25.4428341384863">
                <text:p>25.4428341384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89.5995521747774">
                <text:p>-89.5995521747774</text:p>
              </table:table-cell>
              <table:table-cell office:value-type="float" office:value="4">
                <text:p>4</text:p>
              </table:table-cell>
              <table:table-cell office:value-type="float" office:value="-44.0471512770138">
                <text:p>-44.0471512770138</text:p>
              </table:table-cell>
              <table:table-cell office:value-type="float" office:value="4">
                <text:p>4</text:p>
              </table:table-cell>
              <table:table-cell office:value-type="float" office:value="46.6176470588235">
                <text:p>46.6176470588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81.8302858465455">
                <text:p>-81.8302858465455</text:p>
              </table:table-cell>
              <table:table-cell office:value-type="float" office:value="8">
                <text:p>8</text:p>
              </table:table-cell>
              <table:table-cell office:value-type="float" office:value="-22.5796886582654">
                <text:p>-22.5796886582654</text:p>
              </table:table-cell>
              <table:table-cell office:value-type="float" office:value="8">
                <text:p>8</text:p>
              </table:table-cell>
              <table:table-cell office:value-type="float" office:value="63.3608815426997">
                <text:p>63.360881542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66.9979643156508">
                <text:p>-66.9979643156508</text:p>
              </table:table-cell>
              <table:table-cell office:value-type="float" office:value="16">
                <text:p>16</text:p>
              </table:table-cell>
              <table:table-cell office:value-type="float" office:value="11.7382468911131">
                <text:p>11.7382468911131</text:p>
              </table:table-cell>
              <table:table-cell office:value-type="float" office:value="16">
                <text:p>16</text:p>
              </table:table-cell>
              <table:table-cell office:value-type="float" office:value="57.0621468926554">
                <text:p>57.0621468926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41.7659936755048">
                <text:p>-41.7659936755048</text:p>
              </table:table-cell>
              <table:table-cell office:value-type="float" office:value="32">
                <text:p>32</text:p>
              </table:table-cell>
              <table:table-cell office:value-type="float" office:value="45.0745073891626">
                <text:p>45.0745073891626</text:p>
              </table:table-cell>
              <table:table-cell office:value-type="float" office:value="32">
                <text:p>32</text:p>
              </table:table-cell>
              <table:table-cell office:value-type="float" office:value="82.7586206896552">
                <text:p>82.75862068965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16.0177271288382">
                <text:p>-16.0177271288382</text:p>
              </table:table-cell>
              <table:table-cell office:value-type="float" office:value="64">
                <text:p>64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64">
                <text:p>64</text:p>
              </table:table-cell>
              <table:table-cell office:value-type="float" office:value="81.8181818181818">
                <text:p>81.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8272841051314">
                <text:p>13.8272841051314</text:p>
              </table:table-cell>
              <table:table-cell office:value-type="float" office:value="128">
                <text:p>128</text:p>
              </table:table-cell>
              <table:table-cell office:value-type="float" office:value="71.2219512195122">
                <text:p>71.2219512195122</text:p>
              </table:table-cell>
              <table:table-cell office:value-type="float" office:value="128">
                <text:p>128</text:p>
              </table:table-cell>
              <table:table-cell office:value-type="float" office:value="95.5454545454546">
                <text:p>95.5454545454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8.4518565135305">
                <text:p>38.4518565135305</text:p>
              </table:table-cell>
              <table:table-cell office:value-type="float" office:value="256">
                <text:p>256</text:p>
              </table:table-cell>
              <table:table-cell office:value-type="float" office:value="77.5609756097561">
                <text:p>77.5609756097561</text:p>
              </table:table-cell>
              <table:table-cell office:value-type="float" office:value="256">
                <text:p>256</text:p>
              </table:table-cell>
              <table:table-cell office:value-type="float" office:value="99.7272727272727">
                <text:p>99.727272727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3.5897435897436">
                <text:p>63.5897435897436</text:p>
              </table:table-cell>
              <table:table-cell office:value-type="float" office:value="512">
                <text:p>512</text:p>
              </table:table-cell>
              <table:table-cell office:value-type="float" office:value="76.4705882352941">
                <text:p>76.4705882352941</text:p>
              </table:table-cell>
              <table:table-cell office:value-type="float" office:value="512">
                <text:p>512</text:p>
              </table:table-cell>
              <table:table-cell office:value-type="float" office:value="100.181818181818">
                <text:p>100.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72.3785166240409">
                <text:p>72.3785166240409</text:p>
              </table:table-cell>
              <table:table-cell office:value-type="float" office:value="1024">
                <text:p>1024</text:p>
              </table:table-cell>
              <table:table-cell office:value-type="float" office:value="92.3076923076923">
                <text:p>92.3076923076923</text:p>
              </table:table-cell>
              <table:table-cell office:value-type="float" office:value="1024">
                <text:p>1024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5.138cm" svg:y="0.44cm" chart:style-name="ch2">
          <text:p>2 local squidlets and 6x4 remote on raspi 3b+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2.A3:Sheet2.A13 Sheet2.C3:Sheet2.C3 Sheet2.M3:Sheet2.M35 Sheet2.C14:Sheet2.C14 Sheet2.C25:Sheet2.C25" chart:data-source-has-labels="row" svg:x="0.388cm" svg:y="2.51cm" svg:width="18.663cm" svg:height="11.651cm">
          <chartooo:coordinate-region svg:x="1.3cm" svg:y="2.709cm" svg:width="17.751cm" svg:height="10.8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M3:Sheet2.M13" chart:label-cell-address="Sheet2.C3:Sheet2.C3" chart:class="chart:scatter">
            <chart:domain table:cell-range-address="Sheet2.A3:Sheet2.A13"/>
            <chart:data-point chart:repeated="11"/>
          </chart:series>
          <chart:series chart:style-name="ch10" chart:values-cell-range-address="Sheet2.M14:Sheet2.M24" chart:label-cell-address="Sheet2.C14:Sheet2.C14" chart:class="chart:scatter">
            <chart:domain table:cell-range-address="Sheet2.A14:Sheet2.A24"/>
            <chart:data-point chart:repeated="11"/>
          </chart:series>
          <chart:series chart:style-name="ch11" chart:values-cell-range-address="Sheet2.M25:Sheet2.M35" chart:label-cell-address="Sheet2.C25:Sheet2.C25" chart:class="chart:scatter">
            <chart:domain table:cell-range-address="Sheet2.A25:Sheet2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2.C3:Sheet2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2.C14:Sheet2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2.C25:Sheet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13</svg:desc>
                </draw:g>
              </table:table-cell>
              <table:table-cell office:value-type="float" office:value="-87.6857707957881">
                <text:p>-87.6857707957881</text:p>
                <draw:g>
                  <svg:desc>Sheet2.M3:Sheet2.M13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-27.0663109069621">
                <text:p>-27.0663109069621</text:p>
                <draw:g>
                  <svg:desc>Sheet2.M14:Sheet2.M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160.266524520256">
                <text:p>160.266524520256</text:p>
                <draw:g>
                  <svg:desc>Sheet2.M25:Sheet2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6.3091827850522">
                <text:p>-76.3091827850522</text:p>
              </table:table-cell>
              <table:table-cell office:value-type="float" office:value="2">
                <text:p>2</text:p>
              </table:table-cell>
              <table:table-cell office:value-type="float" office:value="5.11642777443997">
                <text:p>5.11642777443997</text:p>
              </table:table-cell>
              <table:table-cell office:value-type="float" office:value="2">
                <text:p>2</text:p>
              </table:table-cell>
              <table:table-cell office:value-type="float" office:value="173.722222222222">
                <text:p>173.7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58.2557730739853">
                <text:p>-58.2557730739853</text:p>
              </table:table-cell>
              <table:table-cell office:value-type="float" office:value="4">
                <text:p>4</text:p>
              </table:table-cell>
              <table:table-cell office:value-type="float" office:value="67.0282121807466">
                <text:p>67.0282121807466</text:p>
              </table:table-cell>
              <table:table-cell office:value-type="float" office:value="4">
                <text:p>4</text:p>
              </table:table-cell>
              <table:table-cell office:value-type="float" office:value="188.422058823529">
                <text:p>188.422058823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33.440882613895">
                <text:p>-33.440882613895</text:p>
              </table:table-cell>
              <table:table-cell office:value-type="float" office:value="8">
                <text:p>8</text:p>
              </table:table-cell>
              <table:table-cell office:value-type="float" office:value="124.799406968125">
                <text:p>124.799406968125</text:p>
              </table:table-cell>
              <table:table-cell office:value-type="float" office:value="8">
                <text:p>8</text:p>
              </table:table-cell>
              <table:table-cell office:value-type="float" office:value="186.173553719008">
                <text:p>186.173553719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.15606913343711">
                <text:p>3.15606913343711</text:p>
              </table:table-cell>
              <table:table-cell office:value-type="float" office:value="16">
                <text:p>16</text:p>
              </table:table-cell>
              <table:table-cell office:value-type="float" office:value="185.083409159842">
                <text:p>185.083409159842</text:p>
              </table:table-cell>
              <table:table-cell office:value-type="float" office:value="16">
                <text:p>16</text:p>
              </table:table-cell>
              <table:table-cell office:value-type="float" office:value="183.257062146893">
                <text:p>183.257062146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9.1314359847563">
                <text:p>79.1314359847563</text:p>
              </table:table-cell>
              <table:table-cell office:value-type="float" office:value="32">
                <text:p>32</text:p>
              </table:table-cell>
              <table:table-cell office:value-type="float" office:value="215.794334975369">
                <text:p>215.794334975369</text:p>
              </table:table-cell>
              <table:table-cell office:value-type="float" office:value="32">
                <text:p>32</text:p>
              </table:table-cell>
              <table:table-cell office:value-type="float" office:value="189.040229885058">
                <text:p>189.040229885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36.085944919278">
                <text:p>136.085944919278</text:p>
              </table:table-cell>
              <table:table-cell office:value-type="float" office:value="64">
                <text:p>64</text:p>
              </table:table-cell>
              <table:table-cell office:value-type="float" office:value="208.435049019608">
                <text:p>208.435049019608</text:p>
              </table:table-cell>
              <table:table-cell office:value-type="float" office:value="64">
                <text:p>64</text:p>
              </table:table-cell>
              <table:table-cell office:value-type="float" office:value="208.215909090909">
                <text:p>208.21590909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201.624843554443">
                <text:p>201.624843554443</text:p>
              </table:table-cell>
              <table:table-cell office:value-type="float" office:value="128">
                <text:p>128</text:p>
              </table:table-cell>
              <table:table-cell office:value-type="float" office:value="206.563414634146">
                <text:p>206.563414634146</text:p>
              </table:table-cell>
              <table:table-cell office:value-type="float" office:value="128">
                <text:p>128</text:p>
              </table:table-cell>
              <table:table-cell office:value-type="float" office:value="242.522727272727">
                <text:p>242.52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29.213971050975">
                <text:p>229.213971050975</text:p>
              </table:table-cell>
              <table:table-cell office:value-type="float" office:value="256">
                <text:p>256</text:p>
              </table:table-cell>
              <table:table-cell office:value-type="float" office:value="211.839024390244">
                <text:p>211.839024390244</text:p>
              </table:table-cell>
              <table:table-cell office:value-type="float" office:value="256">
                <text:p>256</text:p>
              </table:table-cell>
              <table:table-cell office:value-type="float" office:value="282.818181818182">
                <text:p>282.818181818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219.962820512821">
                <text:p>219.962820512821</text:p>
              </table:table-cell>
              <table:table-cell office:value-type="float" office:value="512">
                <text:p>512</text:p>
              </table:table-cell>
              <table:table-cell office:value-type="float" office:value="229.549019607843">
                <text:p>229.549019607843</text:p>
              </table:table-cell>
              <table:table-cell office:value-type="float" office:value="512">
                <text:p>512</text:p>
              </table:table-cell>
              <table:table-cell office:value-type="float" office:value="550.363636363636">
                <text:p>550.363636363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211.529411764706">
                <text:p>211.529411764706</text:p>
              </table:table-cell>
              <table:table-cell office:value-type="float" office:value="1024">
                <text:p>1024</text:p>
              </table:table-cell>
              <table:table-cell office:value-type="float" office:value="261.711538461538">
                <text:p>261.711538461538</text:p>
              </table:table-cell>
              <table:table-cell office:value-type="float" office:value="1024">
                <text:p>1024</text:p>
              </table:table-cell>
              <table:table-cell office:value-type="float" office:value="615.333333333333">
                <text:p>615.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